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6.925in" table:align="margins"/>
    </style:style>
    <style:style style:name="Tabelle1.A" style:family="table-column">
      <style:table-column-properties style:column-width="0.1861in" style:rel-column-width="1761*"/>
    </style:style>
    <style:style style:name="Tabelle1.C" style:family="table-column">
      <style:table-column-properties style:column-width="6.5528in" style:rel-column-width="62013*"/>
    </style:style>
    <style:style style:name="Tabelle1.A1" style:family="table-cell">
      <style:table-cell-properties fo:padding="0in" fo:border="none"/>
    </style:style>
    <style:style style:name="Tabelle2" style:family="table">
      <style:table-properties style:width="6.925in" table:align="margins"/>
    </style:style>
    <style:style style:name="Tabelle2.A" style:family="table-column">
      <style:table-column-properties style:column-width="0.1861in" style:rel-column-width="1761*"/>
    </style:style>
    <style:style style:name="Tabelle2.C" style:family="table-column">
      <style:table-column-properties style:column-width="6.5528in" style:rel-column-width="62013*"/>
    </style:style>
    <style:style style:name="Tabelle2.A1" style:family="table-cell">
      <style:table-cell-properties fo:padding="0in" fo:border="none"/>
    </style:style>
    <style:style style:name="P1" style:family="paragraph" style:parent-style-name="Preformatted_20_Text">
      <style:text-properties officeooo:rsid="001acfc2" officeooo:paragraph-rsid="001acfc2"/>
    </style:style>
    <style:style style:name="P2" style:family="paragraph" style:parent-style-name="Preformatted_20_Text">
      <style:text-properties officeooo:rsid="001f8100" officeooo:paragraph-rsid="001f8100"/>
    </style:style>
    <style:style style:name="P3" style:family="paragraph" style:parent-style-name="Standard">
      <style:text-properties officeooo:paragraph-rsid="001f8100"/>
    </style:style>
    <style:style style:name="P4" style:family="paragraph" style:parent-style-name="Table_20_Contents">
      <style:text-properties style:font-name="Liberation Mono" fo:font-size="10pt" officeooo:rsid="001acfc2" officeooo:paragraph-rsid="001acfc2" style:font-name-asian="NSimSun1" style:font-size-asian="10pt" style:font-name-complex="Liberation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fo:font-size="10pt" officeooo:rsid="001acfc2" officeooo:paragraph-rsid="001acfc2" style:font-name-asian="NSimSun1" style:font-size-asian="10pt" style:font-name-complex="Liberation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10pt" officeooo:rsid="001acfc2" officeooo:paragraph-rsid="001f8100" style:font-name-asian="NSimSun1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acfc2" officeooo:paragraph-rsid="001f8100" style:font-name-asian="NSimSun1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bc214" officeooo:paragraph-rsid="001bc214" style:font-name-asian="NSimSun1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c536f" officeooo:paragraph-rsid="001c536f" style:font-name-asian="NSimSun1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20ead1" officeooo:paragraph-rsid="0020ead1" style:font-name-asian="NSimSun1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221edc" officeooo:paragraph-rsid="00221edc" style:font-name-asian="NSimSun1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24d8bb" officeooo:paragraph-rsid="0024d8bb" style:font-name-asian="NSimSun1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26561f" officeooo:paragraph-rsid="0026561f" style:font-name-asian="NSimSun1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294763" officeooo:paragraph-rsid="00294763" style:font-name-asian="NSimSun1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1c536f" officeooo:paragraph-rsid="003a3d34" style:font-name-asian="NSimSun1" style:font-size-asian="10pt" style:font-name-complex="Liberation Mono" style:font-size-complex="10pt"/>
    </style:style>
    <style:style style:name="P16" style:family="paragraph" style:parent-style-name="Preformatted_20_Text">
      <style:text-properties officeooo:rsid="00171349" officeooo:paragraph-rsid="002ebde5"/>
    </style:style>
    <style:style style:name="P17" style:family="paragraph" style:parent-style-name="Preformatted_20_Text">
      <style:text-properties officeooo:rsid="002ebde5" officeooo:paragraph-rsid="002ebde5"/>
    </style:style>
    <style:style style:name="P18" style:family="paragraph" style:parent-style-name="Preformatted_20_Text" style:list-style-name="List_20_1">
      <style:text-properties officeooo:rsid="002ebde5" officeooo:paragraph-rsid="002ebde5"/>
    </style:style>
    <style:style style:name="P19" style:family="paragraph" style:parent-style-name="Preformatted_20_Text" style:list-style-name="L3">
      <style:text-properties officeooo:rsid="002ebde5" officeooo:paragraph-rsid="002ebde5"/>
    </style:style>
    <style:style style:name="P20" style:family="paragraph" style:parent-style-name="Preformatted_20_Text">
      <style:text-properties officeooo:rsid="001854dd" officeooo:paragraph-rsid="001854dd"/>
    </style:style>
    <style:style style:name="P21" style:family="paragraph" style:parent-style-name="Preformatted_20_Text">
      <style:text-properties officeooo:rsid="0036db32" officeooo:paragraph-rsid="0036db32"/>
    </style:style>
    <style:style style:name="P22" style:family="paragraph" style:parent-style-name="Preformatted_20_Text" style:list-style-name="L4">
      <style:text-properties officeooo:paragraph-rsid="002ebde5"/>
    </style:style>
    <style:style style:name="P23" style:family="paragraph" style:parent-style-name="Preformatted_20_Text" style:list-style-name="L5">
      <style:text-properties officeooo:rsid="0037c454" officeooo:paragraph-rsid="0037c454"/>
    </style:style>
    <style:style style:name="P24" style:family="paragraph" style:parent-style-name="Preformatted_20_Text" style:list-style-name="L5">
      <style:text-properties officeooo:rsid="003912d6" officeooo:paragraph-rsid="003912d6"/>
    </style:style>
    <style:style style:name="P25" style:family="paragraph" style:parent-style-name="Preformatted_20_Text">
      <style:text-properties officeooo:rsid="003912d6" officeooo:paragraph-rsid="003912d6"/>
    </style:style>
    <style:style style:name="P26" style:family="paragraph" style:parent-style-name="Preformatted_20_Text">
      <style:text-properties officeooo:rsid="003bf0e1" officeooo:paragraph-rsid="003bf0e1"/>
    </style:style>
    <style:style style:name="P27" style:family="paragraph" style:parent-style-name="Preformatted_20_Text">
      <style:text-properties officeooo:rsid="001acfc2" officeooo:paragraph-rsid="001acfc2"/>
    </style:style>
    <style:style style:name="P28" style:family="paragraph" style:parent-style-name="Preformatted_20_Text">
      <style:paragraph-properties fo:break-before="page"/>
      <style:text-properties officeooo:rsid="001acfc2" officeooo:paragraph-rsid="001acfc2"/>
    </style:style>
    <style:style style:name="T1" style:family="text">
      <style:text-properties officeooo:rsid="0023bb31"/>
    </style:style>
    <style:style style:name="T2" style:family="text">
      <style:text-properties officeooo:rsid="002ebde5"/>
    </style:style>
    <style:style style:name="T3" style:family="text">
      <style:text-properties officeooo:rsid="00171349"/>
    </style:style>
    <style:style style:name="T4" style:family="text">
      <style:text-properties officeooo:rsid="0031ff17"/>
    </style:style>
    <style:style style:name="T5" style:family="text">
      <style:text-properties officeooo:rsid="00329c08"/>
    </style:style>
    <style:style style:name="T6" style:family="text">
      <style:text-properties officeooo:rsid="003467aa"/>
    </style:style>
    <style:style style:name="T7" style:family="text">
      <style:text-properties style:font-name="Liberation Mono" fo:font-size="10pt" style:font-name-asian="NSimSun1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3467aa" style:font-name-asian="NSimSun1" style:font-size-asian="10pt" style:font-name-complex="Liberation Mono" style:font-size-complex="10pt"/>
    </style:style>
    <style:style style:name="T9" style:family="text">
      <style:text-properties officeooo:rsid="003618ed"/>
    </style:style>
    <style:style style:name="T10" style:family="text">
      <style:text-properties officeooo:rsid="0039a289"/>
    </style:style>
    <style:style style:name="T11" style:family="text">
      <style:text-properties officeooo:rsid="003a3d34"/>
    </style:style>
    <style:style style:name="T12" style:family="text">
      <style:text-properties officeooo:rsid="003c62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Die Schaltung in der grauen Box dient der Aufbereitung und Darstellung der Signale für:</text:p>
      <text:list xml:id="list2512792372" text:style-name="List_20_1">
        <text:list-item>
          <text:p text:style-name="P18">Motordrehzahl</text:p>
        </text:list-item>
        <text:list-item>
          <text:p text:style-name="P18">Kardanwellendrehrate/-drehzahl</text:p>
        </text:list-item>
      </text:list>
      <text:p text:style-name="P17"/>
      <text:p text:style-name="P17">Der in der Box befindliche Arduino steuert zwei der Rundanzeigen im Bedienpult:</text:p>
      <text:list xml:id="list2716807394" text:style-name="L3">
        <text:list-item>
          <text:p text:style-name="P19">Seilgeschwindigkeitsanzeige</text:p>
        </text:list-item>
        <text:list-item>
          <text:p text:style-name="P19">Motordrehzahlanzeige</text:p>
        </text:list-item>
      </text:list>
      <text:p text:style-name="P17"/>
      <text:p text:style-name="P17">Im Folgenden eine kurze Erläuterung der Signalquellen:</text:p>
      <text:list xml:id="list1439427395" text:style-name="L4">
        <text:list-item>
          <text:p text:style-name="P22"><text:span text:style-name="T3">Drehzahlsignal Motor: Signal wird an der W-Klemme der Lichtmaschine abgenommen und von einer dedizierten Schaltung aufbereitet. </text:span><text:span text:style-name="T2">Das Signal ist eine Wechselspannung, deren Frequenz direkt mit der Motordrehzahl zusammenhäng</text:span><text:span text:style-name="T4">t.</text:span></text:p>
        </text:list-item>
        <text:list-item>
          <text:p text:style-name="P22"><text:span text:style-name="T3">Drehratensignal Kardanwelle: Signal wird von einem Raddrehzahlsensor zur Verfügung gestellt, wessen strommoduliertes Signal mit einer dedizierten Schaltung aufbereitet wird. </text:span><text:span text:style-name="T5">Der Raddrehzahlsensor ist ein aktiver Sensor, welcher die Spannung eines Hallsensors intern aufbereitet und strommoduliert. </text:span><text:span text:style-name="T8">Als</text:span><text:span text:style-name="T5"> Sensor ist ein Golf VII Raddrehzahlsensor </text:span><text:span text:style-name="T6">samt dazugehörigem Geberrad verbaut</text:span><text:span text:style-name="T5">.</text:span></text:p>
        </text:list-item>
      </text:list>
      <text:p text:style-name="P16"/>
      <text:p text:style-name="P20">Die Schaltung bietet die Möglichkeit, die oben aufgelisteten Signale au<text:span text:style-name="T9">f</text:span>zubereiten und Signalpegel sicherzustellen, welche sowohl für den verbauten Arduino als auch für die verbaute LOGO nutzbar sind.</text:p>
      <text:p text:style-name="P20"/>
      <text:p text:style-name="P21">Hierfür werden die Signale mittels zweier Operationsverstärker, welche als Analogkomparatoren wirken, auf 5 bzw. 24V gewandelt:</text:p>
      <text:list xml:id="list1971894856" text:style-name="L5">
        <text:list-item>
          <text:p text:style-name="P23">Operationsverstärker A wird mit einer Versorgungsspannung von +5V betrieben und wandelt die am Shuntwiderstand des Kardanwellensensors abfallende Spannung in ein digitales Signal mit 0 bzw. 5V. Hierzu wird das Poti am invertierenden Eingang des OpAmps auf eine Spannung zwischen Minimal- und Maximalspannung, welche am Shuntwiderstand abfällt, eingestellt.</text:p>
          <text:p text:style-name="P23">Das Drehzahlsignal, welches an der W-Klemme der Lichtmaschine abgenommen wird, wird nach der Aufbereitung auf den nichtinvertierenden Eingang des OpAmps A gegeben und das Poti an dessen nichtinvertierenden Eingang derart eingestellt, dass das Signal ebenfalls als Digitalsignal mit 0 bzw. 5V ausgegeben wird.</text:p>
        </text:list-item>
        <text:list-item>
          <text:p text:style-name="P24">Operationsverstärker B wir mit einer Versorgungsspannung von +24V versorgt und wandelt die von OpAmp A ausgegebenen Signale von 5 auf 24V. Hierzu werden die entsprechenden Potis an den invertierenden Eingängen von OpAmp B auf eine Spannung zw. 5 und 24V eingestellt. <text:span text:style-name="T10">Die ausgegebenen Signale sind stark genug, um von der LOGO auf den entsprechenden Digitaleingängen eingelesen zu werden.</text:span></text:p>
        </text:list-item>
      </text:list>
      <text:p text:style-name="P25"/>
      <text:p text:style-name="P26">Der Arduino ist mit der Platine in der Box verbunden und liest die von OpAmp A ausgegebenen Signale ein, um dementsprechend die Drehzahl und die Seilgeschwindigkeit auf den Rundanzeigen anzuzeigen. </text:p>
      <text:p text:style-name="P26">Die Seilgeschwindigkeit wird mittels eines gewöhnlichen Modellbauservos angezeigt.</text:p>
      <text:p text:style-name="P26">Die Motordrehzahl wird auf ein<text:span text:style-name="T12">em Drehspulinstrument</text:span> angezeigt, welche<text:span text:style-name="T12">s mit -1 bis +1V angesteuert wird.</text:span></text:p>
      <text:p text:style-name="P1"/>
      <text:p text:style-name="P28">Steckerbelegung:</text:p>
      <text:p text:style-name="P1"/>
      <text:p text:style-name="P1">Sub-D 9-polig female:</text:p>
      <table:table table:name="Tabelle1" table:style-name="Tabelle1">
        <table:table-column table:style-name="Tabelle1.A" table:number-columns-repeated="2"/>
        <table:table-column table:style-name="Tabelle1.C"/>
        <table:table-row table:style-name="TableLine1835340968032">
          <table:table-cell table:style-name="Tabelle1.A1" office:value-type="string">
            <text:p text:style-name="P4">1</text:p>
          </table:table-cell>
          <table:table-cell table:style-name="Tabelle1.A1" office:value-type="string">
            <text:p text:style-name="P5">-</text:p>
          </table:table-cell>
          <table:table-cell table:style-name="Tabelle1.A1" office:value-type="string">
            <text:p text:style-name="P4">+5V Out</text:p>
          </table:table-cell>
        </table:table-row>
        <table:table-row table:style-name="TableLine1835340968576">
          <table:table-cell table:style-name="Tabelle1.A1" office:value-type="string">
            <text:p text:style-name="P4">2</text:p>
          </table:table-cell>
          <table:table-cell table:style-name="Tabelle1.A1" office:value-type="string">
            <text:p text:style-name="P5">-</text:p>
          </table:table-cell>
          <table:table-cell table:style-name="Tabelle1.A1" office:value-type="string">
            <text:p text:style-name="P9">24V-Signal Motordrehzahl <text:span text:style-name="T11">(wird von LOGO eingelesen)</text:span></text:p>
          </table:table-cell>
        </table:table-row>
        <table:table-row table:style-name="TableLine1835340969392">
          <table:table-cell table:style-name="Tabelle1.A1" office:value-type="string">
            <text:p text:style-name="P4">3</text:p>
          </table:table-cell>
          <table:table-cell table:style-name="Tabelle1.A1" office:value-type="string">
            <text:p text:style-name="P5">-</text:p>
          </table:table-cell>
          <table:table-cell table:style-name="Tabelle1.A1" office:value-type="string">
            <text:p text:style-name="P15">24V-Signal Kardanwellendrehrate <text:span text:style-name="T11">(wird von LOGO eingelesen)</text:span></text:p>
          </table:table-cell>
        </table:table-row>
        <table:table-row table:style-name="TableLine1835340959600">
          <table:table-cell table:style-name="Tabelle1.A1" office:value-type="string">
            <text:p text:style-name="P4">4</text:p>
          </table:table-cell>
          <table:table-cell table:style-name="Tabelle1.A1" office:value-type="string">
            <text:p text:style-name="P5">-</text:p>
          </table:table-cell>
          <table:table-cell table:style-name="Tabelle1.A1" office:value-type="string">
            <text:p text:style-name="P8">Drehzahlanzeige Analogsignal</text:p>
          </table:table-cell>
        </table:table-row>
        <table:table-row table:style-name="TableLine1835340958784">
          <table:table-cell table:style-name="Tabelle1.A1" office:value-type="string">
            <text:p text:style-name="P4">5</text:p>
          </table:table-cell>
          <table:table-cell table:style-name="Tabelle1.A1" office:value-type="string">
            <text:p text:style-name="P5">-</text:p>
          </table:table-cell>
          <table:table-cell table:style-name="Tabelle1.A1" office:value-type="string">
            <text:p text:style-name="P4">GND</text:p>
          </table:table-cell>
        </table:table-row>
        <table:table-row table:style-name="TableLine1835340969664">
          <table:table-cell table:style-name="Tabelle1.A1" office:value-type="string">
            <text:p text:style-name="P4">6</text:p>
          </table:table-cell>
          <table:table-cell table:style-name="Tabelle1.A1" office:value-type="string">
            <text:p text:style-name="P5">-</text:p>
          </table:table-cell>
          <table:table-cell table:style-name="Tabelle1.A1" office:value-type="string">
            <text:p text:style-name="P4">+5V Out</text:p>
          </table:table-cell>
        </table:table-row>
        <table:table-row table:style-name="TableLine1835340959056">
          <table:table-cell table:style-name="Tabelle1.A1" office:value-type="string">
            <text:p text:style-name="P4">7</text:p>
          </table:table-cell>
          <table:table-cell table:style-name="Tabelle1.A1" office:value-type="string">
            <text:p text:style-name="P5">-</text:p>
          </table:table-cell>
          <table:table-cell table:style-name="Tabelle1.A1" office:value-type="string">
            <text:p text:style-name="P4">Servo PWM-Signal</text:p>
          </table:table-cell>
        </table:table-row>
        <table:table-row table:style-name="TableLine1835340969936">
          <table:table-cell table:style-name="Tabelle1.A1" office:value-type="string">
            <text:p text:style-name="P4">8</text:p>
          </table:table-cell>
          <table:table-cell table:style-name="Tabelle1.A1" office:value-type="string">
            <text:p text:style-name="P5">-</text:p>
          </table:table-cell>
          <table:table-cell table:style-name="Tabelle1.A1" office:value-type="string">
            <text:p text:style-name="P8">Drehzahlanzeige Analogsignal</text:p>
          </table:table-cell>
        </table:table-row>
        <table:table-row table:style-name="TableLine1835340970208">
          <table:table-cell table:style-name="Tabelle1.A1" office:value-type="string">
            <text:p text:style-name="P4">9</text:p>
          </table:table-cell>
          <table:table-cell table:style-name="Tabelle1.A1" office:value-type="string">
            <text:p text:style-name="P5">-</text:p>
          </table:table-cell>
          <table:table-cell table:style-name="Tabelle1.A1" office:value-type="string">
            <text:p text:style-name="P4">GND</text:p>
          </table:table-cell>
        </table:table-row>
      </table:table>
      <text:p text:style-name="P1"/>
      <text:p text:style-name="P2">Sub-D 9-polig male:</text:p>
      <table:table table:name="Tabelle2" table:style-name="Tabelle2">
        <table:table-column table:style-name="Tabelle2.A" table:number-columns-repeated="2"/>
        <table:table-column table:style-name="Tabelle2.C"/>
        <table:table-row table:style-name="TableLine1835340968304">
          <table:table-cell table:style-name="Tabelle2.A1" office:value-type="string">
            <text:p text:style-name="P7">1</text:p>
          </table:table-cell>
          <table:table-cell table:style-name="Tabelle2.A1" office:value-type="string">
            <text:p text:style-name="P6">-</text:p>
          </table:table-cell>
          <table:table-cell table:style-name="Tabelle2.A1" office:value-type="string">
            <text:p text:style-name="P10">GND</text:p>
          </table:table-cell>
        </table:table-row>
        <table:table-row table:style-name="TableLine1835340988976">
          <table:table-cell table:style-name="Tabelle2.A1" office:value-type="string">
            <text:p text:style-name="P7">2</text:p>
          </table:table-cell>
          <table:table-cell table:style-name="Tabelle2.A1" office:value-type="string">
            <text:p text:style-name="P6">-</text:p>
          </table:table-cell>
          <table:table-cell table:style-name="Tabelle2.A1" office:value-type="string">
            <text:p text:style-name="P13">NC</text:p>
          </table:table-cell>
        </table:table-row>
        <table:table-row table:style-name="TableLine1835340990064">
          <table:table-cell table:style-name="Tabelle2.A1" office:value-type="string">
            <text:p text:style-name="P7">3</text:p>
          </table:table-cell>
          <table:table-cell table:style-name="Tabelle2.A1" office:value-type="string">
            <text:p text:style-name="P6">-</text:p>
          </table:table-cell>
          <table:table-cell table:style-name="Tabelle2.A1" office:value-type="string">
            <text:p text:style-name="P13">NC</text:p>
          </table:table-cell>
        </table:table-row>
        <table:table-row table:style-name="TableLine1835340976192">
          <table:table-cell table:style-name="Tabelle2.A1" office:value-type="string">
            <text:p text:style-name="P7">4</text:p>
          </table:table-cell>
          <table:table-cell table:style-name="Tabelle2.A1" office:value-type="string">
            <text:p text:style-name="P6">-</text:p>
          </table:table-cell>
          <table:table-cell table:style-name="Tabelle2.A1" office:value-type="string">
            <text:p text:style-name="P14">Drehratensensor Kardanwelle GND</text:p>
          </table:table-cell>
        </table:table-row>
        <table:table-row table:style-name="TableLine1835340986528">
          <table:table-cell table:style-name="Tabelle2.A1" office:value-type="string">
            <text:p text:style-name="P7">5</text:p>
          </table:table-cell>
          <table:table-cell table:style-name="Tabelle2.A1" office:value-type="string">
            <text:p text:style-name="P6">-</text:p>
          </table:table-cell>
          <table:table-cell table:style-name="Tabelle2.A1" office:value-type="string">
            <text:p text:style-name="P10">+24V In</text:p>
          </table:table-cell>
        </table:table-row>
        <table:table-row table:style-name="TableLine1835340977280">
          <table:table-cell table:style-name="Tabelle2.A1" office:value-type="string">
            <text:p text:style-name="P7">6</text:p>
          </table:table-cell>
          <table:table-cell table:style-name="Tabelle2.A1" office:value-type="string">
            <text:p text:style-name="P6">-</text:p>
          </table:table-cell>
          <table:table-cell table:style-name="Tabelle2.A1" office:value-type="string">
            <text:p text:style-name="P10">GND</text:p>
          </table:table-cell>
        </table:table-row>
        <table:table-row table:style-name="TableLine1835340981088">
          <table:table-cell table:style-name="Tabelle2.A1" office:value-type="string">
            <text:p text:style-name="P7">7</text:p>
          </table:table-cell>
          <table:table-cell table:style-name="Tabelle2.A1" office:value-type="string">
            <text:p text:style-name="P6">-</text:p>
          </table:table-cell>
          <table:table-cell table:style-name="Tabelle2.A1" office:value-type="string">
            <text:p text:style-name="P11">Versorgung<text:span text:style-name="T1">sspannung</text:span> Drehratensensor Kardanwelle</text:p>
          </table:table-cell>
        </table:table-row>
        <table:table-row table:style-name="TableLine1835340986800">
          <table:table-cell table:style-name="Tabelle2.A1" office:value-type="string">
            <text:p text:style-name="P7">8</text:p>
          </table:table-cell>
          <table:table-cell table:style-name="Tabelle2.A1" office:value-type="string">
            <text:p text:style-name="P6">-</text:p>
          </table:table-cell>
          <table:table-cell table:style-name="Tabelle2.A1" office:value-type="string">
            <text:p text:style-name="P12">Lichtmaschine Signal W-Klemme</text:p>
          </table:table-cell>
        </table:table-row>
        <table:table-row table:style-name="TableLine1835340983536">
          <table:table-cell table:style-name="Tabelle2.A1" office:value-type="string">
            <text:p text:style-name="P7">9</text:p>
          </table:table-cell>
          <table:table-cell table:style-name="Tabelle2.A1" office:value-type="string">
            <text:p text:style-name="P6">-</text:p>
          </table:table-cell>
          <table:table-cell table:style-name="Tabelle2.A1" office:value-type="string">
            <text:p text:style-name="P10">+24V In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9T22:14:32.698000000</dc:date>
    <meta:editing-duration>PT3H4M39S</meta:editing-duration>
    <meta:editing-cycles>34</meta:editing-cycles>
    <meta:generator>LibreOffice/7.1.3.2$Windows_X86_64 LibreOffice_project/47f78053abe362b9384784d31a6e56f8511eb1c1</meta:generator>
    <meta:document-statistic meta:table-count="2" meta:image-count="0" meta:object-count="0" meta:page-count="2" meta:paragraph-count="74" meta:word-count="446" meta:character-count="3107" meta:non-whitespace-character-count="2743"/>
  </office:meta>
</office:document-meta>
</file>